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標楷體" fo:font-size="18pt" style:font-name-asian="標楷體" style:font-size-asian="18pt" style:font-size-complex="18pt"/>
    </style:style>
    <style:style style:name="P3" style:family="paragraph" style:parent-style-name="Standard">
      <style:paragraph-properties fo:line-height="150%"/>
      <style:text-properties style:font-name="標楷體" style:font-name-asian="標楷體"/>
    </style:style>
    <style:style style:name="P4" style:family="paragraph" style:parent-style-name="Standard" style:master-page-name="MP0">
      <style:paragraph-properties fo:text-align="center" style:justify-single-word="false" style:page-number="auto" fo:break-before="page"/>
      <style:text-properties style:font-name="標楷體"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font-size-complex="14pt"/>
    </style:style>
    <style:style style:name="P7"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8" style:family="paragraph" style:parent-style-name="Standard" style:list-style-name="L2">
      <style:paragraph-properties fo:line-height="150%"/>
      <style:text-properties style:font-name="標楷體" style:font-name-asian="標楷體"/>
    </style:style>
    <style:style style:name="P9" style:family="paragraph" style:parent-style-name="Standard" style:list-style-name="L2">
      <style:paragraph-properties fo:line-height="150%">
        <style:tab-stops/>
      </style:paragraph-properties>
      <style:text-properties style:font-name="標楷體" style:font-name-asian="標楷體"/>
    </style:style>
    <style:style style:name="P10" style:family="paragraph" style:parent-style-name="Standard" style:list-style-name="L4">
      <style:paragraph-properties fo:line-height="150%"/>
      <style:text-properties style:font-name="標楷體" fo:letter-spacing="0.049cm" style:font-name-asian="標楷體" style:font-size-asian="14pt" style:language-asian="zh" style:country-asian="TW"/>
    </style:style>
    <style:style style:name="P11" style:family="paragraph" style:parent-style-name="Standard" style:list-style-name="L4">
      <style:paragraph-properties fo:line-height="150%"/>
      <style:text-properties style:font-name="標楷體" fo:letter-spacing="0.049cm" style:font-name-asian="標楷體" style:font-size-asian="14pt"/>
    </style:style>
    <style:style style:name="P12" style:family="paragraph" style:parent-style-name="Standard" style:list-style-name="L1">
      <style:paragraph-properties fo:line-height="150%"/>
    </style:style>
    <style:style style:name="P13" style:family="paragraph" style:parent-style-name="Standard" style:list-style-name="L2">
      <style:paragraph-properties fo:line-height="150%"/>
    </style:style>
    <style:style style:name="P14" style:family="paragraph" style:parent-style-name="Standard" style:list-style-name="L4">
      <style:paragraph-properties fo:line-height="150%"/>
    </style:style>
    <style:style style:name="P15"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style:font-name-asian="標楷體"/>
    </style:style>
    <style:style style:name="T4" style:family="text">
      <style:text-properties fo:font-size="14pt" fo:language="en" fo:country="US"/>
    </style:style>
    <style:style style:name="T5" style:family="text">
      <style:text-properties fo:font-size="14pt" fo:letter-spacing="0.049cm" fo:language="en" fo:country="US" style:font-size-asian="14pt" style:language-asian="zh" style:country-asian="TW" style:font-size-complex="14pt"/>
    </style:style>
    <style:style style:name="T6" style:family="text">
      <style:text-properties fo:font-size="14pt" fo:letter-spacing="0.049cm" style:font-size-asian="14pt" style:language-asian="zh" style:country-asian="TW" style:font-size-complex="14pt"/>
    </style:style>
    <style:style style:name="T7" style:family="text">
      <style:text-properties style:language-asian="zh" style:country-asian="TW"/>
    </style:style>
    <style:style style:name="T8" style:family="text">
      <style:text-properties fo:color="#000000" fo:font-size="13.5pt" fo:language="en" fo:country="US" style:font-size-asian="13.5pt"/>
    </style:style>
    <style:style style:name="T9" style:family="text">
      <style:text-properties fo:color="#000000" style:font-size-asian="13.5pt"/>
    </style:style>
    <style:style style:name="T10" style:family="text">
      <style:text-properties style:font-size-asian="14pt"/>
    </style:style>
    <style:style style:name="T11" style:family="text">
      <style:text-properties fo:letter-spacing="0.049cm"/>
    </style:style>
    <style:style style:name="T12" style:family="text">
      <style:text-properties fo:letter-spacing="0.049cm" fo:language="en" fo:country="US"/>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1" form:apply-filter="true" form:method="post" form:control-implementation="ooo:com.sun.star.form.component.Form" office:target-frame="" xlink:href="" xlink:type="simple"/>
        <form:form form:name="form1"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7年度2月份第2次主管會議紀錄</text:p>
      <text:p text:style-name="P2"/>
      <text:list xml:id="list4922061389221618883" text:style-name="L1">
        <text:list-item>
          <text:p text:style-name="P5">時間：中華民國107年2月2<text:span text:style-name="T7">3</text:span>日<text:span text:style-name="T7">上</text:span>午<text:span text:style-name="T7">11</text:span>時整</text:p>
        </text:list-item>
        <text:list-item>
          <text:p text:style-name="P5">地點：三樓民眾談室</text:p>
        </text:list-item>
        <text:list-item>
          <text:p text:style-name="P5">主席：代理主任<text:span text:style-name="T7">張欣怡</text:span></text:p>
        </text:list-item>
        <text:list-item>
          <text:p text:style-name="P12"><text:span text:style-name="預設段落字型"><text:span text:style-name="T1">出席人員：</text:span></text:span><text:span text:style-name="預設段落字型"><text:span text:style-name="T2">陳慧懿</text:span></text:span><text:span text:style-name="預設段落字型"><text:span text:style-name="T1">、</text:span></text:span><text:span text:style-name="預設段落字型"><text:span text:style-name="T2">戴清文、</text:span></text:span><text:span text:style-name="預設段落字型"><text:span text:style-name="T1">周力行、游玉玲、李美玲</text:span></text:span><text:span text:style-name="預設段落字型"><text:span text:style-name="T2"> <text:s text:c="2"/>記</text:span></text:span><text:span text:style-name="預設段落字型"><text:span text:style-name="T1">錄：陳苑蒨</text:span></text:span></text:p>
        </text:list-item>
        <text:list-item>
          <text:p text:style-name="P5">各單位報告事項：</text:p>
        </text:list-item>
      </text:list>
      <text:list xml:id="list7935797181421195452" text:style-name="L2">
        <text:list-item>
          <text:p text:style-name="P6">第一課</text:p>
          <text:list>
            <text:list-item>
              <text:p text:style-name="P8"><text:span text:style-name="T10">本課</text:span><text:span text:style-name="T4">107</text:span><text:span text:style-name="T10">年</text:span><text:span text:style-name="T4">2</text:span><text:span text:style-name="T10">月</text:span><text:span text:style-name="T4">1</text:span><text:span text:style-name="T10">日至</text:span><text:span text:style-name="T4">2</text:span><text:span text:style-name="T10">月</text:span><text:span text:style-name="T4">23</text:span><text:span text:style-name="T10">日止，實價登錄案件共</text:span><text:span text:style-name="T4">194</text:span><text:span text:style-name="T10">件，其中憑證申報</text:span><text:span text:style-name="T4">167</text:span><text:span text:style-name="T10">件，線上申報紙本送件計</text:span><text:span text:style-name="T4">10</text:span><text:span text:style-name="T10">件，本所代填申報計</text:span><text:span text:style-name="T4">17</text:span><text:span text:style-name="T10">件，撤銷</text:span><text:span text:style-name="T4">39</text:span><text:span text:style-name="T10">件，駁回</text:span><text:span text:style-name="T4">0</text:span><text:span text:style-name="T10">件，另電話通知申報計</text:span><text:span text:style-name="T4">10</text:span><text:span text:style-name="T10">件。</text:span> </text:p>
            </text:list-item>
            <text:list-item>
              <text:p text:style-name="P9"><text:span text:style-name="T10">謝永新君申請本市七堵區八堵段八堵北小段</text:span><text:span text:style-name="T4">170-1</text:span><text:span text:style-name="T10">地號毗鄰之未登記土地時效取得所有權登記案，不符本所</text:span><text:span text:style-name="T4">106</text:span><text:span text:style-name="T10">年</text:span><text:span text:style-name="T4">12</text:span><text:span text:style-name="T10">月</text:span><text:span text:style-name="T4">20</text:span><text:span text:style-name="T10">日地籍駁回字第</text:span><text:span text:style-name="T4">000074</text:span><text:span text:style-name="T10">號駁回通知書之行政處分提起訴願，將依規於期限內檢具相關書證答辯。</text:span> </text:p>
            </text:list-item>
          </text:list>
        </text:list-item>
        <text:list-item>
          <text:p text:style-name="P7">第二課</text:p>
          <text:list>
            <text:list-item>
              <text:p text:style-name="P8"><text:span text:style-name="T5">106</text:span><text:span text:style-name="T6">年度安樂自辦重測區後續土地重疊更正作業，業於</text:span><text:span text:style-name="T5">2</text:span><text:span text:style-name="T6">月</text:span><text:span text:style-name="T5">8</text:span><text:span text:style-name="T6">日邀請經濟部工業局大武崙</text:span><text:span text:style-name="T5">(</text:span><text:span text:style-name="T6">兼瑞芳</text:span><text:span text:style-name="T5">)</text:span><text:span text:style-name="T6">工業區服務中心召開「大武崙段武崙小段</text:span><text:span text:style-name="T5">138</text:span><text:span text:style-name="T6">地號等</text:span><text:span text:style-name="T5">12</text:span><text:span text:style-name="T6">筆土地地籍圖更正說明會」，正辦理後續更正事宜。 </text:span></text:p>
            </text:list-item>
            <text:list-item>
              <text:p text:style-name="P7"><text:span text:style-name="T12">107</text:span><text:span text:style-name="T11">年度中山區仙洞段重測委外作業，目前已向港務公司申請通行證，預計</text:span><text:span text:style-name="T12">3</text:span><text:span text:style-name="T11">月</text:span><text:span text:style-name="T12">5</text:span><text:span text:style-name="T11">日辦理圖根測量，</text:span><text:span text:style-name="T12">3</text:span><text:span text:style-name="T11">月</text:span><text:span text:style-name="T12">15</text:span><text:span text:style-name="T11">日辦理重測政令宣導會。 <text:s text:c="5"/></text:span></text:p>
            </text:list-item>
            <text:list-item>
              <text:p text:style-name="P7"><text:span text:style-name="T12">107</text:span><text:span text:style-name="T11">年度中山區中山段重測實施計畫書已陳報基隆市政府轉陳內政部核定中，正籌備相關委外測量招標文件。 <text:s text:c="2"/></text:span></text:p>
            </text:list-item>
            <text:list-item>
              <text:p text:style-name="P7"><text:span text:style-name="T11">有關「中華貿易開發股份有限公司未履約回饋訴訟案」，訂於</text:span><text:span text:style-name="T12">2</text:span><text:span text:style-name="T11">月</text:span><text:span text:style-name="T12">26</text:span><text:span text:style-name="T11">日會同市府都市發展處針對「商務專用區」部分回饋範圍</text:span><text:soft-page-break/><text:span text:style-name="T11">界線現場放樣及提供預為分割圖說資料，並於</text:span><text:span text:style-name="T12">3</text:span><text:span text:style-name="T11">月</text:span><text:span text:style-name="T12">2</text:span><text:span text:style-name="T11">日參加高等行政法院現場會勘。 <text:s/></text:span></text:p>
            </text:list-item>
          </text:list>
        </text:list-item>
        <text:list-item>
          <text:p text:style-name="P7">第三課</text:p>
          <text:list>
            <text:list-item>
              <text:p text:style-name="P13"><text:span text:style-name="預設段落字型"><text:span text:style-name="T2">本課七堵區地價承辦人員許芷涵課員因赴政大進修，自3月1日起留職停薪2年，請人事協助進用職務代理以接續其業務</text:span></text:span><text:span text:style-name="預設段落字型"><text:span text:style-name="T1">。</text:span></text:span></text:p>
            </text:list-item>
            <text:list-item>
              <text:p text:style-name="P13"><text:span text:style-name="預設段落字型"><text:span text:style-name="T2">本課約僱人員職缺1名，經奉核上網公開徵才，己完成口試評分並有合格應徵者，業請人事協助辦理後續僱用事宜。</text:span></text:span></text:p>
            </text:list-item>
            <text:list-item>
              <text:p text:style-name="P13"><text:span text:style-name="預設段落字型"><text:span text:style-name="T2">依環境教育法規定，每年環境教育學習時數必需4小時以上，請各課轉知同仁，數位學習時數至少需包含4小時環境教育時數</text:span></text:span><text:span text:style-name="T3">。</text:span></text:p>
            </text:list-item>
          </text:list>
        </text:list-item>
        <text:list-item>
          <text:p text:style-name="P7">會計</text:p>
        </text:list-item>
      </text:list>
      <text:list xml:id="list3048920131496208967" text:style-name="L3">
        <text:list-item>
          <text:list>
            <text:list-item>
              <text:p text:style-name="P15"><text:span text:style-name="預設段落字型"><text:span text:style-name="T3">行政院主計總處有關「107年2月各機關統計調查一覽表」已公佈，供為民眾向「165反詐騙專線」查詢時運用，俾降低民眾疑慮，並提升其對於政府網站統計調查之認知。惠請各課加強宣導其逕至行政院主計總處網站(http://www.dgbas.gov.tw)「本月辦理統計調查總覽」查詢。</text:span></text:span></text:p>
            </text:list-item>
            <text:list-item>
              <text:p text:style-name="P15"><text:span text:style-name="預設段落字型"><text:span text:style-name="T3">本所截至107年1月底止，預算執行率如下：</text:span></text:span></text:p>
              <text:list>
                <text:list-item>
                  <text:p text:style-name="P15"><text:span text:style-name="預設段落字型"><text:span text:style-name="T3">歲入部分：</text:span></text:span></text:p>
                  <text:list>
                    <text:list-item>
                      <text:p text:style-name="P15"><text:span text:style-name="預設段落字型"><text:span text:style-name="T3">罰金罰鍰及怠金：29.80%</text:span></text:span></text:p>
                    </text:list-item>
                    <text:list-item>
                      <text:p text:style-name="P15"><text:span text:style-name="預設段落字型"><text:span text:style-name="T3">行政規費收入：110.00%</text:span></text:span></text:p>
                    </text:list-item>
                    <text:list-item>
                      <text:p text:style-name="P15"><text:span text:style-name="預設段落字型"><text:span text:style-name="T3">使用規費收入：112.54%</text:span></text:span></text:p>
                    </text:list-item>
                  </text:list>
                </text:list-item>
                <text:list-item>
                  <text:p text:style-name="P15"><text:span text:style-name="預設段落字型"><text:span text:style-name="T3">歲出部分：</text:span></text:span></text:p>
                  <text:list>
                    <text:list-item>
                      <text:p text:style-name="P15"><text:span text:style-name="預設段落字型"><text:span text:style-name="T3">行政管理：46.79%</text:span></text:span></text:p>
                    </text:list-item>
                    <text:list-item>
                      <text:p text:style-name="P15"><text:span text:style-name="預設段落字型"><text:span text:style-name="T3">土地建物登記：41.32%</text:span></text:span></text:p>
                    </text:list-item>
                    <text:list-item>
                      <text:p text:style-name="P15"><text:span text:style-name="預設段落字型"><text:span text:style-name="T3">土地建物測量及複丈：5.61%</text:span></text:span></text:p>
                    </text:list-item>
                    <text:list-item>
                      <text:p text:style-name="P15"><text:span text:style-name="預設段落字型"><text:span text:style-name="T3">平均地權：33.08%</text:span></text:span></text:p>
                    </text:list-item>
                  </text:list>
                </text:list-item>
              </text:list>
            </text:list-item>
          </text:list>
        </text:list-item>
      </text:list>
      <text:list xml:id="list31736743" text:continue-list="list7935797181421195452" text:style-name="L2">
        <text:list-item>
          <text:p text:style-name="P7">人事</text:p>
          <text:list>
            <text:list-item>
              <text:p text:style-name="P7"><text:span text:style-name="T9">有關</text:span><text:span text:style-name="T8">106</text:span><text:span text:style-name="T9">學年度第</text:span><text:span text:style-name="T8">2</text:span><text:span text:style-name="T9">學期子女教育補助請領作業，符合請領資格尚未申</text:span><text:soft-page-break/><text:span text:style-name="T9">請者，惠請速洽人事單位申辦。 </text:span></text:p>
            </text:list-item>
          </text:list>
        </text:list-item>
      </text:list>
      <text:p text:style-name="P3"/>
      <text:list xml:id="list1253169447365692676" text:style-name="L4">
        <text:list-item>
          <text:p text:style-name="P14"><text:span text:style-name="預設段落字型"><text:span text:style-name="T1">主席指示事項</text:span></text:span></text:p>
          <text:list>
            <text:list-item>
              <text:p text:style-name="P10">有關謝永新君時效取得所有權訴願案請於規定期限內依法答辯。</text:p>
            </text:list-item>
            <text:list-item>
              <text:p text:style-name="P10">本年度重測作業請依預定進度積極辦理。</text:p>
            </text:list-item>
            <text:list-item>
              <text:p text:style-name="P10">請人事協助三課辦理人員僱/進用事宜，以利業務順利推動。 </text:p>
              <text:p text:style-name="P11"><text:s/></text:p>
            </text:list-item>
          </text:list>
        </text:list-item>
        <text:list-item>
          <text:p text:style-name="P14"><text:span text:style-name="預設段落字型"><text:span text:style-name="T1">散會：</text:span></text:span><text:span text:style-name="預設段落字型"><text:span text:style-name="T2">下</text:span></text:span><text:span text:style-name="預設段落字型"><text:span text:style-name="T1">午</text:span></text:span><text:span text:style-name="預設段落字型"><text:span text:style-name="T2">11</text:span></text:span><text:span text:style-name="預設段落字型"><text:span text:style-name="T1">時</text:span></text:span><text:span text:style-name="預設段落字型"><text:span text:style-name="T2">5</text:span></text:span><text:span text:style-name="預設段落字型"><text:span text:style-name="T1">0</text:span></text:span><text:span text:style-name="預設段落字型"><text:span text:style-name="T2">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8-03-07T11:53:09.59</dc:date>
    <meta:editing-cycles>113</meta:editing-cycles>
    <meta:editing-duration>PT16H48M</meta:editing-duration>
    <meta:printed-by>安樂地政 </meta:printed-by>
    <meta:print-date>2018-01-15T09:24:09.47</meta:print-date>
    <meta:document-statistic meta:table-count="0" meta:image-count="0" meta:object-count="0" meta:page-count="3" meta:paragraph-count="40" meta:word-count="1098" meta:character-count="1262"/>
    <meta:template xlink:type="simple" xlink:actuate="onRequest" xlink:title="" xlink:href="../../../研考/研考/研考/會議資料/主管會議_週/1.會議紀錄/主管會議-1060414.odt/Normal"/>
  </office:meta>
</office:document-meta>
</file>